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b6524" officeooo:paragraph-rsid="001b6524"/>
    </style:style>
    <style:style style:name="P2" style:family="paragraph" style:parent-style-name="Standard">
      <style:text-properties style:text-position="0% 100%" officeooo:rsid="001b6524" officeooo:paragraph-rsid="001d08f5"/>
    </style:style>
    <style:style style:name="P3" style:family="paragraph" style:parent-style-name="Standard">
      <style:text-properties style:text-position="0% 100%" officeooo:rsid="001b6524" officeooo:paragraph-rsid="00216926"/>
    </style:style>
    <style:style style:name="P4" style:family="paragraph" style:parent-style-name="Standard">
      <style:text-properties style:text-position="0% 100%" officeooo:rsid="001b6524" officeooo:paragraph-rsid="004d5b6b"/>
    </style:style>
    <style:style style:name="P5" style:family="paragraph" style:parent-style-name="Standard">
      <style:text-properties style:text-position="0% 100%" officeooo:rsid="001d08f5" officeooo:paragraph-rsid="001d08f5"/>
    </style:style>
    <style:style style:name="P6" style:family="paragraph" style:parent-style-name="Standard">
      <style:text-properties style:text-position="0% 100%" officeooo:rsid="00233d8b" officeooo:paragraph-rsid="00233d8b"/>
    </style:style>
    <style:style style:name="P7" style:family="paragraph" style:parent-style-name="Standard">
      <style:text-properties style:text-position="0% 100%" officeooo:rsid="00233d8b" officeooo:paragraph-rsid="004e86f6"/>
    </style:style>
    <style:style style:name="P8" style:family="paragraph" style:parent-style-name="Standard">
      <style:text-properties style:text-position="0% 100%" fo:font-weight="bold" officeooo:rsid="00398eae" officeooo:paragraph-rsid="00398eae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398eae" officeooo:paragraph-rsid="003f2021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398eae" officeooo:paragraph-rsid="00847c2a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1d86d8" officeooo:paragraph-rsid="001d86d8" style:font-weight-asian="bold" style:font-weight-complex="bold"/>
    </style:style>
    <style:style style:name="P12" style:family="paragraph" style:parent-style-name="Standard">
      <style:text-properties style:text-position="0% 100%" fo:font-weight="bold" officeooo:rsid="005951b1" officeooo:paragraph-rsid="005951b1" style:font-weight-asian="bold" style:font-weight-complex="bold"/>
    </style:style>
    <style:style style:name="P13" style:family="paragraph" style:parent-style-name="Standard">
      <style:text-properties style:text-position="0% 100%" officeooo:rsid="002a37b6" officeooo:paragraph-rsid="0045d195"/>
    </style:style>
    <style:style style:name="P14" style:family="paragraph" style:parent-style-name="Standard">
      <style:text-properties style:text-position="0% 100%" officeooo:rsid="001fc4d5" officeooo:paragraph-rsid="001fc4d5"/>
    </style:style>
    <style:style style:name="P15" style:family="paragraph" style:parent-style-name="Standard">
      <style:text-properties style:text-position="0% 100%" officeooo:rsid="001fc4d5" officeooo:paragraph-rsid="005319fb"/>
    </style:style>
    <style:style style:name="P16" style:family="paragraph" style:parent-style-name="Standard">
      <style:text-properties style:text-position="0% 100%" fo:font-weight="normal" officeooo:rsid="0040d5f8" officeooo:paragraph-rsid="0040d5f8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423c22" officeooo:paragraph-rsid="00423c22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423c22" officeooo:paragraph-rsid="0071ce4c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423c22" officeooo:paragraph-rsid="00744c0f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42a83e" officeooo:paragraph-rsid="0042a83e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37f77c" officeooo:paragraph-rsid="0045d195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2a37b6" officeooo:paragraph-rsid="0045d195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2df701" officeooo:paragraph-rsid="0046d273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5951b1" officeooo:paragraph-rsid="005951b1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73b8d7" officeooo:paragraph-rsid="0073b8d7" style:font-weight-asian="normal" style:font-weight-complex="normal"/>
    </style:style>
    <style:style style:name="P26" style:family="paragraph" style:parent-style-name="Standard">
      <style:text-properties style:text-position="0% 100%" style:font-name="Liberation Serif" officeooo:rsid="002f79cf" officeooo:paragraph-rsid="0045d195"/>
    </style:style>
    <style:style style:name="P27" style:family="paragraph" style:parent-style-name="Standard">
      <style:text-properties style:text-position="0% 100%" fo:font-style="normal" officeooo:rsid="002be7b6" officeooo:paragraph-rsid="0045d195" style:font-style-asian="normal" style:font-style-complex="normal"/>
    </style:style>
    <style:style style:name="P28" style:family="paragraph" style:parent-style-name="Standard">
      <style:text-properties style:text-position="0% 100%" officeooo:rsid="0061ce09" officeooo:paragraph-rsid="0061ce09"/>
    </style:style>
    <style:style style:name="P29" style:family="paragraph" style:parent-style-name="Standard">
      <style:text-properties style:text-position="0% 100%" officeooo:rsid="0063c894" officeooo:paragraph-rsid="0063c894"/>
    </style:style>
    <style:style style:name="P30" style:family="paragraph" style:parent-style-name="Standard">
      <style:text-properties style:text-position="0% 100%" officeooo:rsid="0064850f" officeooo:paragraph-rsid="0064850f"/>
    </style:style>
    <style:style style:name="P31" style:family="paragraph" style:parent-style-name="Standard">
      <style:text-properties style:text-position="0% 100%" officeooo:rsid="006a5bd3" officeooo:paragraph-rsid="006a5bd3"/>
    </style:style>
    <style:style style:name="P32" style:family="paragraph" style:parent-style-name="Standard">
      <style:text-properties style:text-position="0% 100%" officeooo:rsid="006a5bd3" officeooo:paragraph-rsid="006c306d"/>
    </style:style>
    <style:style style:name="P33" style:family="paragraph" style:parent-style-name="Standard">
      <style:text-properties style:text-position="0% 100%" officeooo:rsid="006d2323" officeooo:paragraph-rsid="006d2323"/>
    </style:style>
    <style:style style:name="P34" style:family="paragraph" style:parent-style-name="Standard">
      <style:text-properties style:text-position="0% 100%" officeooo:rsid="006d2323" officeooo:paragraph-rsid="00816146"/>
    </style:style>
    <style:style style:name="P35" style:family="paragraph" style:parent-style-name="Standard">
      <style:text-properties style:text-position="0% 100%" fo:font-size="14pt" officeooo:rsid="001d86d8" officeooo:paragraph-rsid="001d86d8" style:font-size-asian="14pt" style:font-size-complex="14pt"/>
    </style:style>
    <style:style style:name="P36" style:family="paragraph" style:parent-style-name="Standard">
      <style:text-properties style:text-position="0% 100%" fo:font-size="14pt" fo:font-weight="bold" officeooo:rsid="002a37b6" officeooo:paragraph-rsid="0045d195" style:font-size-asian="14pt" style:font-weight-asian="bold" style:font-size-complex="14pt" style:font-weight-complex="bold"/>
    </style:style>
    <style:style style:name="P37" style:family="paragraph" style:parent-style-name="Standard">
      <style:text-properties style:text-position="0% 100%" officeooo:rsid="0077d561" officeooo:paragraph-rsid="0077d561"/>
    </style:style>
    <style:style style:name="P38" style:family="paragraph" style:parent-style-name="Standard">
      <style:text-properties style:text-position="0% 100%" officeooo:rsid="00789241" officeooo:paragraph-rsid="00789241"/>
    </style:style>
    <style:style style:name="P39" style:family="paragraph" style:parent-style-name="Standard">
      <style:text-properties style:text-position="0% 100%" officeooo:rsid="007dc418" officeooo:paragraph-rsid="007dc418"/>
    </style:style>
    <style:style style:name="P40" style:family="paragraph" style:parent-style-name="Standard">
      <style:text-properties style:text-position="0% 100%" officeooo:rsid="007faa89" officeooo:paragraph-rsid="00816146"/>
    </style:style>
    <style:style style:name="P41" style:family="paragraph" style:parent-style-name="Standard">
      <style:text-properties style:text-position="0% 100%" style:text-underline-style="none" fo:font-weight="normal" officeooo:rsid="006d2323" officeooo:paragraph-rsid="006d2323" style:font-weight-asian="normal" style:font-weight-complex="normal"/>
    </style:style>
    <style:style style:name="P42" style:family="paragraph" style:parent-style-name="Standard">
      <style:text-properties style:text-position="sub 58%" fo:font-weight="normal" officeooo:rsid="00423c22" officeooo:paragraph-rsid="0071ce4c" style:font-weight-asian="normal" style:font-weight-complex="normal"/>
    </style:style>
    <style:style style:name="P43" style:family="paragraph" style:parent-style-name="Standard">
      <style:text-properties fo:color="#ce181e" style:text-position="0% 100%" style:font-name="Liberation Serif" officeooo:rsid="00853c35" officeooo:paragraph-rsid="00853c35"/>
    </style:style>
    <style:style style:name="P44" style:family="paragraph" style:parent-style-name="Standard">
      <style:text-properties fo:color="#ce181e" style:text-position="0% 100%" style:font-name="Liberation Serif" officeooo:rsid="002f79cf" officeooo:paragraph-rsid="0045d195"/>
    </style:style>
    <style:style style:name="P45" style:family="paragraph" style:parent-style-name="Standard">
      <style:text-properties fo:color="#ce181e" style:text-position="0% 100%" officeooo:rsid="002a37b6" officeooo:paragraph-rsid="0045d195"/>
    </style:style>
    <style:style style:name="P46" style:family="paragraph" style:parent-style-name="Standard">
      <style:text-properties fo:color="#ce181e" style:text-position="0% 100%" officeooo:rsid="00473fb1" officeooo:paragraph-rsid="004a6856"/>
    </style:style>
    <style:style style:name="P47" style:family="paragraph" style:parent-style-name="Standard">
      <style:text-properties fo:color="#ce181e" style:text-position="0% 100%" officeooo:rsid="0046d273" officeooo:paragraph-rsid="0046d273"/>
    </style:style>
    <style:style style:name="P48" style:family="paragraph" style:parent-style-name="Standard">
      <style:text-properties style:text-position="0% 100%" officeooo:rsid="002a37b6" officeooo:paragraph-rsid="008927b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fc4d5"/>
    </style:style>
    <style:style style:name="T3" style:family="text">
      <style:text-properties style:text-position="sub 58%" officeooo:rsid="00216926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officeooo:rsid="002be7b6" style:font-style-asian="italic" style:font-style-complex="italic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sub 58%" style:font-name="Liberation Serif1" officeooo:rsid="002df701"/>
    </style:style>
    <style:style style:name="T8" style:family="text">
      <style:text-properties style:text-position="sub 58%" style:font-name="Liberation Serif"/>
    </style:style>
    <style:style style:name="T9" style:family="text">
      <style:text-properties style:text-position="sub 58%" style:font-name="Liberation Serif" officeooo:rsid="00317873"/>
    </style:style>
    <style:style style:name="T10" style:family="text">
      <style:text-properties style:text-position="sub 58%" style:font-name="Liberation Serif" fo:font-style="normal" officeooo:rsid="00317873" style:font-style-asian="normal" style:font-style-complex="normal"/>
    </style:style>
    <style:style style:name="T11" style:family="text">
      <style:text-properties style:text-position="sub 58%" style:font-name="Liberation Serif" officeooo:rsid="00491b4f"/>
    </style:style>
    <style:style style:name="T12" style:family="text">
      <style:text-properties style:text-position="sub 58%" style:font-name="Liberation Serif" officeooo:rsid="006a0d90"/>
    </style:style>
    <style:style style:name="T13" style:family="text">
      <style:text-properties style:text-position="sub 58%" officeooo:rsid="0064850f"/>
    </style:style>
    <style:style style:name="T14" style:family="text">
      <style:text-properties style:text-position="sub 58%" style:text-underline-style="none"/>
    </style:style>
    <style:style style:name="T15" style:family="text">
      <style:text-properties style:text-position="sub 58%" style:text-underline-style="none" fo:font-weight="normal" style:font-weight-asian="normal" style:font-weight-complex="normal"/>
    </style:style>
    <style:style style:name="T16" style:family="text">
      <style:text-properties style:text-position="sub 58%" style:text-underline-style="none" fo:font-weight="normal" officeooo:rsid="006c306d" style:font-weight-asian="normal" style:font-weight-complex="normal"/>
    </style:style>
    <style:style style:name="T17" style:family="text">
      <style:text-properties style:text-position="sub 58%" style:text-underline-style="none" fo:font-weight="normal" officeooo:rsid="006a5bd3" style:font-weight-asian="normal" style:font-weight-complex="normal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b 58%" fo:font-weight="normal" officeooo:rsid="007a40f9" style:font-weight-asian="normal" style:font-weight-complex="normal"/>
    </style:style>
    <style:style style:name="T20" style:family="text">
      <style:text-properties style:text-position="sub 58%" officeooo:rsid="00744c0f"/>
    </style:style>
    <style:style style:name="T21" style:family="text">
      <style:text-properties officeooo:rsid="001fc4d5"/>
    </style:style>
    <style:style style:name="T22" style:family="text">
      <style:text-properties officeooo:rsid="00216926"/>
    </style:style>
    <style:style style:name="T23" style:family="text">
      <style:text-properties officeooo:rsid="002bbde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be7b6" style:font-style-asian="italic" style:font-style-complex="italic"/>
    </style:style>
    <style:style style:name="T26" style:family="text">
      <style:text-properties fo:font-style="normal" officeooo:rsid="002be7b6" style:font-style-asian="normal" style:font-style-complex="normal"/>
    </style:style>
    <style:style style:name="T27" style:family="text">
      <style:text-properties fo:font-style="normal" officeooo:rsid="00317873" style:font-style-asian="normal" style:font-style-complex="normal"/>
    </style:style>
    <style:style style:name="T28" style:family="text">
      <style:text-properties officeooo:rsid="002df701"/>
    </style:style>
    <style:style style:name="T29" style:family="text">
      <style:text-properties style:font-name="Liberation Serif1" officeooo:rsid="002df701"/>
    </style:style>
    <style:style style:name="T30" style:family="text">
      <style:text-properties style:font-name="Liberation Serif1" officeooo:rsid="002f79cf"/>
    </style:style>
    <style:style style:name="T31" style:family="text">
      <style:text-properties style:font-name="Liberation Serif1" fo:font-style="normal" officeooo:rsid="002f79cf" style:font-style-asian="normal" style:font-style-complex="normal"/>
    </style:style>
    <style:style style:name="T32" style:family="text">
      <style:text-properties style:font-name="Liberation Serif1" fo:font-style="normal" officeooo:rsid="002df701" style:font-style-asian="normal" style:font-style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2df701"/>
    </style:style>
    <style:style style:name="T35" style:family="text">
      <style:text-properties style:font-name="Liberation Serif" officeooo:rsid="002f79cf"/>
    </style:style>
    <style:style style:name="T36" style:family="text">
      <style:text-properties style:font-name="Liberation Serif" officeooo:rsid="00317873"/>
    </style:style>
    <style:style style:name="T37" style:family="text">
      <style:text-properties style:font-name="Liberation Serif" fo:font-style="normal" officeooo:rsid="002df701" style:font-style-asian="normal" style:font-style-complex="normal"/>
    </style:style>
    <style:style style:name="T38" style:family="text">
      <style:text-properties style:font-name="Liberation Serif" fo:font-style="normal" officeooo:rsid="00317873" style:font-style-asian="normal" style:font-style-complex="normal"/>
    </style:style>
    <style:style style:name="T39" style:family="text">
      <style:text-properties style:font-name="Liberation Serif" fo:font-style="normal" officeooo:rsid="002f79cf" style:font-style-asian="normal" style:font-style-complex="normal"/>
    </style:style>
    <style:style style:name="T40" style:family="text">
      <style:text-properties style:font-name="Liberation Serif" fo:font-style="normal" officeooo:rsid="0032b251" style:font-style-asian="normal" style:font-style-complex="normal"/>
    </style:style>
    <style:style style:name="T41" style:family="text">
      <style:text-properties style:font-name="Liberation Serif" officeooo:rsid="0032b251"/>
    </style:style>
    <style:style style:name="T42" style:family="text">
      <style:text-properties style:font-name="Liberation Serif" officeooo:rsid="00491b4f"/>
    </style:style>
    <style:style style:name="T43" style:family="text">
      <style:text-properties style:font-name="Liberation Serif" officeooo:rsid="004a6856"/>
    </style:style>
    <style:style style:name="T44" style:family="text">
      <style:text-properties style:font-name="Liberation Serif" officeooo:rsid="004c54cb"/>
    </style:style>
    <style:style style:name="T45" style:family="text">
      <style:text-properties officeooo:rsid="0031787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98eae" style:font-weight-asian="bold" style:font-weight-complex="bold"/>
    </style:style>
    <style:style style:name="T48" style:family="text">
      <style:text-properties fo:font-weight="bold" officeooo:rsid="0044638d" style:font-weight-asian="bold" style:font-weight-complex="bold"/>
    </style:style>
    <style:style style:name="T49" style:family="text">
      <style:text-properties fo:font-weight="bold" officeooo:rsid="0083febf" style:font-weight-asian="bold" style:font-weight-complex="bold"/>
    </style:style>
    <style:style style:name="T50" style:family="text">
      <style:text-properties fo:font-weight="bold" officeooo:rsid="00847c2a" style:font-weight-asian="bold" style:font-weight-complex="bold"/>
    </style:style>
    <style:style style:name="T51" style:family="text">
      <style:text-properties officeooo:rsid="0041bcb1"/>
    </style:style>
    <style:style style:name="T52" style:family="text">
      <style:text-properties style:text-position="super 58%" officeooo:rsid="0041bcb1"/>
    </style:style>
    <style:style style:name="T53" style:family="text">
      <style:text-properties officeooo:rsid="0046d273"/>
    </style:style>
    <style:style style:name="T54" style:family="text">
      <style:text-properties officeooo:rsid="0055a119"/>
    </style:style>
    <style:style style:name="T55" style:family="text">
      <style:text-properties officeooo:rsid="0057d059"/>
    </style:style>
    <style:style style:name="T56" style:family="text">
      <style:text-properties officeooo:rsid="0063c894"/>
    </style:style>
    <style:style style:name="T57" style:family="text">
      <style:text-properties officeooo:rsid="0064850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7a40f9" style:font-weight-asian="normal" style:font-weight-complex="normal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6c306d" style:font-weight-asian="normal" style:font-weight-complex="normal"/>
    </style:style>
    <style:style style:name="T63" style:family="text">
      <style:text-properties style:text-underline-style="none" fo:font-weight="normal" officeooo:rsid="006a5bd3" style:font-weight-asian="normal" style:font-weight-complex="normal"/>
    </style:style>
    <style:style style:name="T64" style:family="text">
      <style:text-properties style:text-underline-style="none" officeooo:rsid="006a5bd3"/>
    </style:style>
    <style:style style:name="T65" style:family="text">
      <style:text-properties officeooo:rsid="006d2323"/>
    </style:style>
    <style:style style:name="T66" style:family="text">
      <style:text-properties officeooo:rsid="0070281d"/>
    </style:style>
    <style:style style:name="T67" style:family="text">
      <style:text-properties officeooo:rsid="0071ce4c"/>
    </style:style>
    <style:style style:name="T68" style:family="text">
      <style:text-properties officeooo:rsid="00789241"/>
    </style:style>
    <style:style style:name="T69" style:family="text">
      <style:text-properties fo:color="#ce181e" style:font-name="Liberation Serif" officeooo:rsid="00491b4f"/>
    </style:style>
    <style:style style:name="T70" style:family="text">
      <style:text-properties fo:color="#ce181e" style:font-name="Liberation Serif" officeooo:rsid="008927bd"/>
    </style:style>
    <style:style style:name="T71" style:family="text">
      <style:text-properties fo:color="#ce181e" style:text-position="sub 58%" style:font-name="Liberation Serif" officeooo:rsid="00491b4f"/>
    </style:style>
    <style:style style:name="T72" style:family="text">
      <style:text-properties fo:color="#ce181e" style:text-position="sub 58%" style:font-name="Liberation Serif" officeooo:rsid="008927bd"/>
    </style:style>
    <style:style style:name="T73" style:family="text">
      <style:text-properties fo:color="#000000" style:font-name="Liberation Serif" officeooo:rsid="00491b4f"/>
    </style:style>
    <style:style style:name="T74" style:family="text">
      <style:text-properties fo:color="#000000" style:font-name="Liberation Serif" officeooo:rsid="008927bd"/>
    </style:style>
    <style:style style:name="T75" style:family="text">
      <style:text-properties fo:color="#000000" style:text-position="sub 58%" style:font-name="Liberation Serif" officeooo:rsid="00491b4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66">Step1) Compute </text:span>User profile: </text:p>
      <text:p text:style-name="P21">There’s no proposed aggregation method for user tag preference using tag-genome. <text:span text:style-name="T55">So the following method.</text:span></text:p>
      <text:p text:style-name="P23"/>
      <text:p text:style-name="P23">{M<text:span text:style-name="T1">u</text:span>} is set of Movies rated by user u.</text:p>
      <text:p text:style-name="P23">{TG<text:span text:style-name="T1">{m | m </text:span><text:span text:style-name="T6">ϵ</text:span><text:span text:style-name="T8"> M}</text:span><text:span text:style-name="T33">} is set of Tag genomes for movie m from set M</text:span><text:span text:style-name="T8">u</text:span><text:span text:style-name="T33">.</text:span></text:p>
      <text:p text:style-name="P21"/>
      <text:p text:style-name="P45"><text:span text:style-name="T53">U</text:span><text:span text:style-name="T1">Mi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45"><text:span text:style-name="T34"><text:tab/></text:span><text:span text:style-name="T36">min</text:span><text:span text:style-name="T9">u</text:span><text:span text:style-name="T36"> = </text:span>min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44"/>
      <text:p text:style-name="P45"><text:span text:style-name="T53">U</text:span><text:span text:style-name="T1">Max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45"><text:span text:style-name="T37"><text:tab/></text:span><text:span text:style-name="T40">max</text:span><text:span text:style-name="T10">u</text:span><text:span text:style-name="T38"> = </text:span><text:span text:style-name="T40">max</text:span><text:span text:style-name="T26">(</text:span><text:span text:style-name="T25">t</text:span><text:span text:style-name="T5">i</text:span><text:span text:style-name="T26">) | </text:span><text:span text:style-name="T27">For each </text:span><text:span text:style-name="T25">t</text:span><text:span text:style-name="T5">i</text:span><text:span text:style-name="T26"> </text:span><text:span text:style-name="T31">ϵ</text:span><text:span text:style-name="T39"> {t | t </text:span><text:span text:style-name="T32">ϵ </text:span><text:span text:style-name="T31">TG</text:span><text:span text:style-name="T39">}</text:span></text:p>
      <text:p text:style-name="P27"/>
      <text:p text:style-name="P48"><text:span text:style-name="T73">U</text:span><text:span text:style-name="T75">t </text:span><text:span text:style-name="T74">=</text:span><text:span text:style-name="T72"> </text:span><text:span text:style-name="T53">U</text:span><text:span text:style-name="T1">Mea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13"><text:span text:style-name="T34"><text:tab/></text:span><text:span text:style-name="T41">mean</text:span><text:span text:style-name="T9">u</text:span><text:span text:style-name="T36"> = </text:span><text:span text:style-name="T41">mean</text:span>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26"/>
      <text:p text:style-name="P46"><text:span text:style-name="T42">U</text:span><text:span text:style-name="T11">t </text:span><text:span text:style-name="T42"><text:s/></text:span><text:span text:style-name="T43">= </text:span><text:span text:style-name="T35">U</text:span><text:span text:style-name="T33">ser’s final tag-genome based term vector.</text:span></text:p>
      <text:p text:style-name="P47"><text:span text:style-name="T35">U</text:span><text:span text:style-name="T8">t</text:span><text:span text:style-name="T33"> = </text:span><text:span text:style-name="T44">(</text:span><text:span text:style-name="T33">U</text:span><text:span text:style-name="T8">Min</text:span><text:span text:style-name="T33"> + U</text:span><text:span text:style-name="T8">Max</text:span><text:span text:style-name="T33"> + U</text:span><text:span text:style-name="T8">mean</text:span><text:span text:style-name="T43">) </text:span><text:span text:style-name="T33">/ 3</text:span></text:p>
      <text:p text:style-name="P43">(Consider the simple mean or normalization based approach rather than trying something new from the scratch which doesn’t have standard mathematical claim)</text:p>
      <text:p text:style-name="P22"/>
      <text:p text:style-name="P22">Bias <text:span text:style-name="T23">as weight(Optional)</text:span>: Bias represents whether user has a bias towards min or max profile and by what ratio.</text:p>
      <text:p text:style-name="P18"/>
      <text:p text:style-name="P18">M<text:span text:style-name="T1">ui</text:span> = Movies watched by user i.</text:p>
      <text:p text:style-name="P18">TG = Tag-genome matrix</text:p>
      <text:p text:style-name="P18">TG[M<text:span text:style-name="T1">ui</text:span>] = Tag-genome matrix for M<text:span text:style-name="T1">ui.</text:span></text:p>
      <text:p text:style-name="P42"/>
      <text:p text:style-name="P9"/>
      <text:p text:style-name="P9"><text:span text:style-name="T67">Step 2) </text:span>Clustering Mathematical Model:</text:p>
      <text:p text:style-name="P19"/>
      <text:p text:style-name="P19">C = set of clusters for movies, formed using Kmeans clustering algorithm.</text:p>
      <text:p text:style-name="P25">C = Kmeans-Clustering(TG[M<text:span text:style-name="T1">ui</text:span>])</text:p>
      <text:p text:style-name="P25"/>
      <text:p text:style-name="P17">C<text:span text:style-name="T20">M</text:span><text:span text:style-name="T1">in</text:span> = Clusters with their sizes within range Min to Q1.</text:p>
      <text:p text:style-name="P17">C<text:span text:style-name="T1">Q1</text:span> = Clusters with their sizes within Q1 quartile.</text:p>
      <text:p text:style-name="P17">C<text:span text:style-name="T1">Q2</text:span> = Clusters with their sizes within Q2 quartile.</text:p>
      <text:p text:style-name="P17">C<text:span text:style-name="T1">Q3</text:span> = Clusters with their sizes within Q3 quartile.</text:p>
      <text:p text:style-name="P17">C<text:span text:style-name="T20">M</text:span><text:span text:style-name="T1">ax</text:span> = Clusters with their sizes within range Q3 to Max.</text:p>
      <text:p text:style-name="P17"/>
      <text:p text:style-name="P16">RN<text:span text:style-name="T1">i</text:span> = <text:span text:style-name="T51">Rank of i</text:span><text:span text:style-name="T52">th </text:span><text:span text:style-name="T51">cluster.</text:span></text:p>
      <text:p text:style-name="P20">C<text:span text:style-name="T1">mi</text:span> = Movie from cluster i.</text:p>
      <text:p text:style-name="P11"/>
      <text:p text:style-name="P35"><text:span text:style-name="T49">Step </text:span><text:span text:style-name="T50">3</text:span><text:span text:style-name="T49">) </text:span><text:span text:style-name="T46">Re-ranking </text:span><text:span text:style-name="T48">for clustering</text:span><text:span text:style-name="T46">:</text:span></text:p>
      <text:p text:style-name="P1"/>
      <text:p text:style-name="P38">C<text:span text:style-name="T1">SP</text:span> = Sparse Clusters = <text:span text:style-name="T58">C</text:span><text:span text:style-name="T18">Min</text:span><text:span text:style-name="T58"> + </text:span><text:span text:style-name="T59">C</text:span><text:span text:style-name="T19">Q1</text:span></text:p>
      <text:p text:style-name="P37"><text:span text:style-name="T68">F</text:span>or each movie<text:span text:style-name="T68">(candidate movie)</text:span> from the <text:span text:style-name="T68">sparse </text:span>cluster, <text:span text:style-name="T68">find similar movies to them using cosine similarity between their tag-genomes.</text:span></text:p>
      <text:p text:style-name="P37"/>
      <text:p text:style-name="P39">The resulting movies similarity can be represented as:</text:p>
      <text:p text:style-name="P1">S<text:span text:style-name="T1">c </text:span>= Similarity score of a movie to the Candidate Movie ID</text:p>
      <text:p text:style-name="P1">S<text:span text:style-name="T1">u</text:span> = <text:span text:style-name="T65">Average s</text:span>imilarity score of a movie to the User Profile</text:p>
      <text:p text:style-name="P1"><text:soft-page-break/></text:p>
      <text:p text:style-name="P31"/>
      <text:p text:style-name="P31">S<text:span text:style-name="T15">u(min)</text:span><text:span text:style-name="T61"> = Cosine Similarity of movie to the U</text:span><text:span text:style-name="T16">M</text:span><text:span text:style-name="T15">in</text:span></text:p>
      <text:p text:style-name="P32"><text:span text:style-name="T61">S</text:span><text:span text:style-name="T15">u(m</text:span><text:span text:style-name="T16">ax</text:span><text:span text:style-name="T15">) </text:span><text:span text:style-name="T61">= Cosine Similarity of movie to the U</text:span><text:span text:style-name="T16">Max</text:span></text:p>
      <text:p text:style-name="P32"><text:span text:style-name="T62">S</text:span><text:span text:style-name="T16">u(mean) </text:span><text:span text:style-name="T62">= Cosine Similarity of movie to the U</text:span><text:span text:style-name="T16">Mean</text:span></text:p>
      <text:p text:style-name="P33"/>
      <text:p text:style-name="P40">Therefore,</text:p>
      <text:p text:style-name="P34">S<text:span text:style-name="T14">u</text:span><text:span text:style-name="T60"> = (</text:span><text:span text:style-name="T64">S</text:span><text:span text:style-name="T17">u(min)</text:span><text:span text:style-name="T63"> </text:span><text:span text:style-name="T61">+ </text:span><text:span text:style-name="T63">S</text:span><text:span text:style-name="T17">u(m</text:span><text:span text:style-name="T16">ax</text:span><text:span text:style-name="T17">) </text:span><text:span text:style-name="T61">+ </text:span><text:span text:style-name="T62">S</text:span><text:span text:style-name="T16">u(mean)</text:span><text:span text:style-name="T61">) / 3</text:span></text:p>
      <text:p text:style-name="P41"/>
      <text:p text:style-name="P15">R<text:span text:style-name="T1">c(u) | m </text:span><text:span text:style-name="T7">ϵ</text:span><text:span text:style-name="T1"> M</text:span> = Rating for Candidate Movie given by user ‘u’</text:p>
      <text:p text:style-name="P14">where, <text:span text:style-name="T1">m </text:span>is a movie ID from the set of Movies M.</text:p>
      <text:p text:style-name="P1"/>
      <text:p text:style-name="P1">Diversity (div) = 1 – S<text:span text:style-name="T1">u</text:span></text:p>
      <text:p text:style-name="P1"/>
      <text:p text:style-name="P4">u <text:span text:style-name="T29">ϵ</text:span> U,</text:p>
      <text:p text:style-name="P2">where U is set of users</text:p>
      <text:p text:style-name="P5">and</text:p>
      <text:p text:style-name="P5">u is a User being tested.</text:p>
      <text:p text:style-name="P1"/>
      <text:p text:style-name="P30">#C = Number of clusters</text:p>
      <text:p text:style-name="P28">SC<text:span text:style-name="T1">i</text:span> = <text:span text:style-name="T56">Cluster i’s score</text:span></text:p>
      <text:p text:style-name="P29">SC<text:span text:style-name="T1">i </text:span>= <text:span text:style-name="T57">(#C – RN</text:span><text:span text:style-name="T13">i</text:span><text:span text:style-name="T57">) + 1</text:span></text:p>
      <text:p text:style-name="P3"/>
      <text:p text:style-name="P3">Composite Score = <text:span text:style-name="T21">R</text:span><text:span text:style-name="T2">c(u)</text:span><text:span text:style-name="T21"> * div * S</text:span><text:span text:style-name="T3">u </text:span><text:span text:style-name="T22">* S</text:span><text:span text:style-name="T3">c</text:span><text:span text:style-name="T22"> * SC</text:span><text:span text:style-name="T3">i</text:span></text:p>
      <text:p text:style-name="P7">Composite Rank = N<text:span text:style-name="T1">i</text:span>, where i<text:span text:style-name="T1"> </text:span><text:span text:style-name="T29">ϵ</text:span> index in the ranking list.</text:p>
      <text:p text:style-name="P6"/>
      <text:p text:style-name="P6"/>
      <text:p text:style-name="P12">Example:</text:p>
      <text:p text:style-name="P24"/>
      <text:p text:style-name="P24"><draw:frame draw:style-name="fr1" draw:name="Object2" text:anchor-type="paragraph" svg:width="19.84cm" svg:height="3.4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4"/>
      <text:p text:style-name="P24"/>
      <text:p text:style-name="P24"><draw:frame draw:style-name="fr2" draw:name="Object1" text:anchor-type="paragraph" svg:width="21.001cm" svg:height="5.2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8"><text:soft-page-break/></text:p>
      <text:p text:style-name="P8"/>
      <text:p text:style-name="P10">Genre Aggregation using Subprofiling Mathematical Model:</text:p>
      <text:p text:style-name="P10">//<text:span text:style-name="T54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sub 5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9:01.035911900</meta:creation-date>
    <dc:date>2019-03-21T21:36:39.305931133</dc:date>
    <meta:editing-duration>PT11H54M50S</meta:editing-duration>
    <meta:editing-cycles>80</meta:editing-cycles>
    <meta:generator>LibreOffice/6.0.7.3$Linux_X86_64 LibreOffice_project/00m0$Build-3</meta:generator>
    <meta:document-statistic meta:table-count="0" meta:image-count="0" meta:object-count="2" meta:page-count="3" meta:paragraph-count="53" meta:word-count="458" meta:character-count="2326" meta:non-whitespace-character-count="19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7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7.2mm"/>
    </style:style>
    <style:style style:name="co4" style:family="table-column">
      <style:table-column-properties fo:break-before="auto" style:column-width="35.82mm"/>
    </style:style>
    <style:style style:name="co5" style:family="table-column">
      <style:table-column-properties fo:break-before="auto" style:column-width="10.12mm"/>
    </style:style>
    <style:style style:name="co6" style:family="table-column">
      <style:table-column-properties fo:break-before="auto" style:column-width="2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mm" fo:break-before="auto" style:use-optimal-row-height="true"/>
    </style:style>
    <style:style style:name="ro3" style:family="table-row">
      <style:table-row-properties style:row-height="13.04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letter-kerning="true" style:font-name-asian="Lohit Devanagari" style:font-size-asian="10pt" style:language-asian="hi" style:country-asian="IN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text-position="-33% 58%"/>
    </style:style>
    <style:style style:name="T1" style:family="text">
      <style:text-properties style:text-position="0% 100%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15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16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0% 100%"/>
    </style:style>
    <style:style style:name="T17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style:font-name="Arial"/>
    </style:style>
    <style:style style:name="T19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/>
    </style:style>
    <style:style style:name="T20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 style:letter-kerning="true" fo:language="en" fo:country="IE" style:language-asian="hi" style:country-asian="IN" style:font-name-asian="Lohit Devanagari"/>
    </style:style>
    <style:style style:name="T2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2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style-name="ce13" office:value-type="string" calcext:value-type="string">
            <text:p>For User U1</text:p>
          </table:table-cell>
          <table:table-cell table:style-name="ce15" table:number-columns-repeated="8"/>
        </table:table-row>
        <table:table-row table:style-name="ro2">
          <table:table-cell table:style-name="ce14" office:value-type="string" calcext:value-type="string">
            <text:p>Movies in</text:p>
            <text:p>Final List</text:p>
          </table:table-cell>
          <table:table-cell table:style-name="ce14" office:value-type="string" calcext:value-type="string">
            <text:p>Candidate Movie ID</text:p>
          </table:table-cell>
          <table:table-cell table:style-name="ce17" office:value-type="string" calcext:value-type="string">
            <text:p><text:span text:style-name="T17">Candidate Movie(s)</text:span></text:p>
            <text:p><text:span text:style-name="T17">Rating</text:span></text:p>
            <text:p><text:span text:style-name="T17">By this user</text:span></text:p>
            <text:p><text:span text:style-name="T18">R</text:span><text:span text:style-name="T19">c(u) | m </text:span><text:span text:style-name="T20">ϵ</text:span><text:span text:style-name="T19"> M</text:span></text:p>
          </table:table-cell>
          <table:table-cell table:style-name="ce14" office:value-type="string" calcext:value-type="string">
            <text:p><text:span text:style-name="T21">Diversity = 1 – 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c</text:span></text:p>
          </table:table-cell>
          <table:table-cell table:style-name="ce14" office:value-type="string" calcext:value-type="string">
            <text:p>Cluster</text:p>
            <text:p>Score</text:p>
            <text:p/>
            <text:p>C<text:span text:style-name="T2">i</text:span></text:p>
          </table:table-cell>
          <table:table-cell table:style-name="ce18" office:value-type="string" calcext:value-type="string">
            <text:p>Composite</text:p>
            <text:p>Score</text:p>
          </table:table-cell>
          <table:table-cell table:style-name="ce18" office:value-type="string" calcext:value-type="string">
            <text:p>Composite</text:p>
            <text:p>Rank</text:p>
          </table:table-cell>
        </table:table-row>
        <table:table-row table:style-name="ro3">
          <table:table-cell table:style-name="ce14" office:value-type="string" calcext:value-type="string">
            <text:p><text:span text:style-name="T1">C</text:span><text:span text:style-name="T2">m1</text:span><text:span text:style-name="T1">(M1)</text:span></text:p>
          </table:table-cell>
          <table:table-cell table:style-name="ce14" office:value-type="string" calcext:value-type="string">
            <text:p>M10</text:p>
          </table:table-cell>
          <table:table-cell table:style-name="ce14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19] * [.D19] * [.E19]*[.F19]*[.G19]" office:value-type="float" office:value="3.024" calcext:value-type="float">
            <text:p>3.02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1</text:span><text:span text:style-name="T16">(</text:span>M2)</text:p>
          </table:table-cell>
          <table:table-cell table:style-name="ce16" office:value-type="string" calcext:value-type="string">
            <text:p>M1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20] * [.D20] * [.E20]*[.F20]*[.G20]" office:value-type="float" office:value="2.808" calcext:value-type="float">
            <text:p>2.808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3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1] * [.D21] * [.E21]*[.F21]*[.G21]" office:value-type="float" office:value="2.349648" calcext:value-type="float">
            <text:p>2.349648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4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2] * [.D22] * [.E22]*[.F22]*[.G22]" office:value-type="float" office:value="2.496501" calcext:value-type="float">
            <text:p>2.496501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5)</text:p>
          </table:table-cell>
          <table:table-cell table:style-name="ce16" office:value-type="string" calcext:value-type="string">
            <text:p>M12</text:p>
          </table:table-cell>
          <table:table-cell table:style-name="ce16" office:value-type="float" office:value="4.6" calcext:value-type="float">
            <text:p>4.6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3] * [.D23] * [.E23]*[.F23]*[.G23]" office:value-type="float" office:value="2.982525" calcext:value-type="float">
            <text:p>2.982525</text:p>
          </table:table-cell>
          <table:table-cell table:style-name="ce16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0:25.52355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41.42mm"/>
    </style:style>
    <style:style style:name="co5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</style:style>
    <style:style style:name="ce2" style:family="table-cell" style:parent-style-name="Default">
      <style:table-cell-properties fo:background-color="#fff200" fo:border="0.06pt solid #000000" style:rotation-align="none"/>
    </style:style>
    <style:style style:name="ce3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order="0.06pt solid #000000" style:rotation-align="none"/>
    </style:style>
    <style:style style:name="ce14" style:family="table-cell" style:parent-style-name="Default">
      <style:table-cell-properties fo:background-color="#fff200" fo:border="0.06pt solid #000000" style:rotation-align="none"/>
    </style:style>
    <style:style style:name="ce15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T2" style:family="text">
      <style:text-properties style:text-position="-33% 58%"/>
    </style:style>
    <style:style style:name="T1" style:family="text">
      <style:text-properties style:text-outline="false" style:text-line-through-style="none" style:text-line-through-type="none" fo:language="en" fo:country="IE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5"/>
        </table:table-row>
        <table:table-row table:style-name="ro2">
          <table:table-cell table:number-columns-repeated="10"/>
          <table:table-cell table:style-name="ce13" office:value-type="string" calcext:value-type="string">
            <text:p>Cluster</text:p>
          </table:table-cell>
          <table:table-cell table:style-name="ce13" office:value-type="string" calcext:value-type="string">
            <text:p>Movies</text:p>
          </table:table-cell>
          <table:table-cell table:style-name="ce17" office:value-type="string" calcext:value-type="string">
            <text:p>No of movies</text:p>
          </table:table-cell>
          <table:table-cell table:style-name="ce13" office:value-type="string" calcext:value-type="string">
            <text:p>Cluster Rank</text:p>
            <text:p>RN<text:span text:style-name="T2">i</text:span></text:p>
          </table:table-cell>
          <table:table-cell table:style-name="ce13" office:value-type="string" calcext:value-type="string">
            <text:p>Score(SC<text:span text:style-name="T2">i</text:span>)</text:p>
            <text:p>=</text:p>
            <text:p>(#C – RN<text:span text:style-name="T2">i</text:span>) + 1</text:p>
          </table:table-cell>
        </table:table-row>
        <table:table-row table:style-name="ro3"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M10]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number-columns-repeated="10"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4">[M11, M12</text:span>]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3">
          <table:table-cell table:number-columns-repeated="10"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[M31, M32, M33, M34, M35, M36, M37, M38]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table:number-columns-repeated="10"/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[M41, M42, M43, M44, M45, M46, M47, M48, M49]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6:30.86164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